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69">
            <text:p>Poz-7769</text:p>
          </table:table-cell>
          <table:table-cell office:value-type="float" office:value="65.63">
            <text:p>65.63</text:p>
          </table:table-cell>
          <table:table-cell office:value-type="float" office:value="20.76">
            <text:p>20.76</text:p>
          </table:table-cell>
          <table:table-cell office:value-type="float" office:value="8750.0">
            <text:p>875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3.23">
            <text:p>173.23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25">
            <text:p>Poz-7725</text:p>
          </table:table-cell>
          <table:table-cell office:value-type="float" office:value="65.61">
            <text:p>65.61</text:p>
          </table:table-cell>
          <table:table-cell office:value-type="float" office:value="20.76">
            <text:p>20.76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6.24">
            <text:p>186.24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15">
            <text:p>Poz-7815</text:p>
          </table:table-cell>
          <table:table-cell office:value-type="float" office:value="65.6">
            <text:p>65.6</text:p>
          </table:table-cell>
          <table:table-cell office:value-type="float" office:value="20.5">
            <text:p>20.5</text:p>
          </table:table-cell>
          <table:table-cell office:value-type="float" office:value="9420.0">
            <text:p>942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4.23">
            <text:p>244.2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08">
            <text:p>Poz-7808</text:p>
          </table:table-cell>
          <table:table-cell office:value-type="float" office:value="65.6">
            <text:p>65.6</text:p>
          </table:table-cell>
          <table:table-cell office:value-type="float" office:value="20.57">
            <text:p>20.57</text:p>
          </table:table-cell>
          <table:table-cell office:value-type="float" office:value="9240.0">
            <text:p>924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2.23">
            <text:p>202.23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05">
            <text:p>Poz-7805</text:p>
          </table:table-cell>
          <table:table-cell office:value-type="float" office:value="65.63">
            <text:p>65.63</text:p>
          </table:table-cell>
          <table:table-cell office:value-type="float" office:value="20.49">
            <text:p>20.49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20.23">
            <text:p>220.2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78">
            <text:p>Poz-7778</text:p>
          </table:table-cell>
          <table:table-cell office:value-type="float" office:value="65.56">
            <text:p>65.56</text:p>
          </table:table-cell>
          <table:table-cell office:value-type="float" office:value="20.65">
            <text:p>20.65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9.24">
            <text:p>209.24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